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1" fo:font-size="12pt" fo:font-weight="bold" style:font-size-asian="12pt" style:font-weight-asian="bold" style:font-size-complex="12pt" style:font-weight-complex="bold"/>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draw:frame draw:style-name="fr1" draw:name="Cadre2" text:anchor-type="paragraph" svg:x="0cm" svg:y="0cm" svg:width="7.128cm" draw:z-index="1"><draw:text-box fo:min-height="5.226cm"><text:p text:style-name="P2"><office:annotation><dc:creator>Gauthier Bastien</dc:creator><dc:date>2011-01-13T14:56:41</dc:date><text:p text:style-name="P3"><text:span text:style-name="T6">do text</text:span></text:p><text:p text:style-name="P3"><text:span text:style-name="T6">from document(at=header, format='odt')</text:span></text:p></office:annotation><text:span text:style-name="T2">Import depuis header.odt</text:span></text:p></draw:text-box></draw:frame></text:p>
      <text:p text:style-name="UrbanBody"/>
      <text:p text:style-name="UrbanBody"/>
      <text:p text:style-name="UrbanBody"/>
      <text:p text:style-name="UrbanBody"><draw:frame draw:style-name="fr2" draw:name="Cadre1" text:anchor-type="paragraph" svg:x="7.77cm" svg:y="0.24cm" svg:width="7.631cm" svg:height="2.833cm" draw:z-index="0"><draw:text-box><text:p text:style-name="UrbanBody">DGO4 - Direction générale opérationnelle </text:p><text:p text:style-name="UrbanBody">Aménagement du Territoire, Logement, Patrimoine et Energie </text:p><text:p text:style-name="UrbanBody">Place Léopold, 3 – Immeuble « BIBOT » </text:p><text:p text:style-name="UrbanBody">5000 Namur </text:p><text:p text:style-name="UrbanTitle2">RECOMMANDE</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Envoi du primo dossier</text:p>
      <text:p text:style-name="UrbanBody"/>
      <text:p text:style-name="UrbanBody"><text:span text:style-name="T3"><office:annotation><dc:creator>Gauthier Bastien</dc:creator><dc:date>2011-01-13T14:56:41</dc:date><text:p text:style-name="P3"><text:span text:style-name="T6">do text</text:span></text:p><text:p text:style-name="P3"><text:span text:style-name="T6">from document(at=reference, format='odt')</text:span></text:p></office:annotation></text:span><text:span text:style-name="T4">Import depuis reference.odt</text:span></text:p>
      <text:p text:style-name="UrbanBody"/>
      <text:p text:style-name="UrbanBody"><office:annotation><dc:creator>Gauthier Bastien</dc:creator><dc:date>2011-02-16T16:12:24</dc:date><text:p text:style-name="P3"><text:span text:style-name="T9">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3"><text:span text:style-name="T8">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text:span text:style-name="T4">Référence cadastrale :</text:span> <text:text-input text:description="Bien-Parcelles">self.getPortionOutsText()</text:text-input></text:p>
      <text:p text:style-name="UrbanBody"/>
      <text:p text:style-name="UrbanBody"/>
      <text:p text:style-name="UrbanBody">Madame, Monsieur,</text:p>
      <text:p text:style-name="UrbanBody"/>
      <text:p text:style-name="UrbanBody">Conformément au prescrit de l'article 116 §1<text:span text:style-name="T5">er</text:span> 3° du C.W.A.T.U.P.E., nous vous prions de trouver sous ce pli un exemplaire du dossier complet de la demande de permis concernant le projet repris sous rubrique accompagné de l’accusé de réception et des demandes d'avis.</text:p>
      <text:p text:style-name="UrbanBody"/>
      <text:p text:style-name="UrbanBody"><office:annotation><dc:creator>Gauthier Bastien</dc:creator><dc:date>2011-03-23T11:30:12</dc:date><text:p text:style-name="P3"><text:span text:style-name="T6">do text if self.getIsInSubdivision()</text:span></text:p></office:annotation>Cette parcelle <text:span text:style-name="T4">est</text:span> située dans un lotissement.</text:p>
      <text:p text:style-name="UrbanBody"><office:annotation><dc:creator>Gauthier Bastien</dc:creator><dc:date>2011-03-23T11:43:01</dc:date><text:p text:style-name="P3"><text:span text:style-name="T7">do text if not self.getIsInSubdivision()</text:span></text:p></office:annotation>Cette parcelle <text:span text:style-name="T4">n'est pas</text:span> située dans un lotissement.</text:p>
      <text:p text:style-name="UrbanBody"/>
      <text:p text:style-name="UrbanBody">Nous vous en souhaitons bonne réception et nous vous prions d'agréer, Madame, Monsieur, nos <text:s/>salutations distinguées.</text:p>
      <text:p text:style-name="UrbanBody"/>
      <text:p text:style-name="UrbanBody"/>
      <text:p text:style-name="UrbanBody"><text:text-input text:description="Délivré à xxx le xxx">urbanEventObj.getFormattedDate(forDelivery=True)</text:text-input></text:p>
      <text:p text:style-name="UrbanBody"/>
      <text:p text:style-name="UrbanBody"><office:annotation><dc:creator>Gauthier Bastien</dc:creator><dc:date>2011-01-13T14:56:41</dc:date><text:p text:style-name="P3"><text:span text:style-name="T6">do text</text:span></text:p><text:p text:style-name="P3"><text:span text:style-name="T6">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creation-date>2009-07-27T10:37:25</meta:creation-date>
    <dc:date>2011-08-10T11:06:16</dc:date>
    <dc:language>fr-FR</dc:language>
    <meta:editing-cycles>70</meta:editing-cycles>
    <meta:editing-duration>P1DT8H4M6S</meta:editing-duration>
    <dc:creator>sde </dc:creator>
    <meta:document-statistic meta:table-count="0" meta:image-count="0" meta:object-count="0" meta:page-count="1" meta:paragraph-count="21" meta:word-count="140" meta:character-count="1048" meta:non-whitespace-character-count="932"/>
    <meta:user-defined meta:name="Info 1"/>
    <meta:user-defined meta:name="Info 2"/>
    <meta:user-defined meta:name="Info 3"/>
    <meta:user-defined meta:name="Info 4"/>
  </office:meta>
</office:document-meta>
</file>